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language="pl" fo:country="PL" officeooo:rsid="0001b9f2" officeooo:paragraph-rsid="0001b9f2"/>
    </style:style>
    <style:style style:name="P2" style:family="paragraph" style:parent-style-name="Standard">
      <style:paragraph-properties fo:line-height="150%"/>
      <style:text-properties fo:language="pl" fo:country="PL" officeooo:rsid="0001b9f2" officeooo:paragraph-rsid="00071eab"/>
    </style:style>
    <style:style style:name="T1" style:family="text">
      <style:text-properties officeooo:rsid="0003a7bc"/>
    </style:style>
    <style:style style:name="T2" style:family="text">
      <style:text-properties officeooo:rsid="00049df0"/>
    </style:style>
    <style:style style:name="T3" style:family="text">
      <style:text-properties officeooo:rsid="000574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MAGAZYN</text:p>
      <text:p text:style-name="P1"/>
      <text:p text:style-name="P2">Baza danych zawiera informacje o <text:span text:style-name="T3">magazynach, </text:span>towarach <text:span text:style-name="T2">podzielonych na kategorie</text:span>, dostawcach, zamówieniach, odbiorcach, wysyłkach, pracownikach…</text:p>
      <text:p text:style-name="P2"/>
      <text:p text:style-name="P2"><text:span text:style-name="T1">Pracownicy mogą wprowadzać dane o nowych towarach, modyfikować już istniejące, składać zamówienia, realizacje przesyłek, przeszukiwać informacje, itd.</text:span></text:p>
      <text:p text:style-name="P2"/>
      <text:p text:style-name="P2"><text:span text:style-name="T1">Aplikacja będzie zapewniała łatwe wyszukiwanie informacji, podpowiedzi (np. automatyczne uzupełnianie), kolory ułatwiające rozeznanie w dostępności (ilości) towarów, formularze do realizacji poszczególnych działań (składanie zamówień, dodanie nowego odbiorcy, pracownika,...), raporty (historia zamówień towaru, bilanse, zmiany stanu w zadanych zakresach czasowych,...), obsługa błędów (w tym wspomaganie dla zadanych sytuacji, np. próba przygotowania wysyłki z towarem którego ilość w magazynie nie jest wystarczająca umożliwi przejście do formularza dokonanie zamówienia od dostawcy na dany towar w ilości brakującej lub większej i zapisanie szkicu przesyłki do realizacji w terminie późniejszym). Proponuje również dokonane zamówień na towary na podstawie wysyłek z określonego czasu (duża liczba wysyłek z danym towarem w ciągu ostatnich kilku tygodni, którego stan magazynowy jest niski (poniżej średniej tygodniowej) zaproponuje dokonanie zamówienia na dany towar). Zapisywanie zdefiniowanych wcześniej zamówień / wysyłek jako gotowych schematów do szybkiego użycia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8-10-25T19:19:13.540000000</dc:date>
    <meta:editing-duration>PT9M37S</meta:editing-duration>
    <meta:editing-cycles>1</meta:editing-cycles>
    <meta:document-statistic meta:table-count="0" meta:image-count="0" meta:object-count="0" meta:page-count="1" meta:paragraph-count="4" meta:word-count="167" meta:character-count="1372" meta:non-whitespace-character-count="1209"/>
  </office:meta>
</office:document-meta>
</file>